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officeooo:rsid="003eb817" officeooo:paragraph-rsid="003eb817"/>
    </style:style>
    <style:style style:name="P51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2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3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3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64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65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66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67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68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69" style:family="paragraph" style:parent-style-name="Table_20_Contents">
      <style:text-properties officeooo:rsid="0023974e" officeooo:paragraph-rsid="0023974e"/>
    </style:style>
    <style:style style:name="P70" style:family="paragraph" style:parent-style-name="Table_20_Contents">
      <style:text-properties officeooo:rsid="00253d0d" officeooo:paragraph-rsid="00253d0d"/>
    </style:style>
    <style:style style:name="P71" style:family="paragraph" style:parent-style-name="Table_20_Contents">
      <style:text-properties officeooo:rsid="00253d0d" officeooo:paragraph-rsid="002bf8e3"/>
    </style:style>
    <style:style style:name="P72" style:family="paragraph" style:parent-style-name="Table_20_Contents">
      <style:text-properties officeooo:rsid="0029eb0b" officeooo:paragraph-rsid="0029eb0b"/>
    </style:style>
    <style:style style:name="P73" style:family="paragraph" style:parent-style-name="Table_20_Contents">
      <style:text-properties officeooo:rsid="003ca828" officeooo:paragraph-rsid="003ca828"/>
    </style:style>
    <style:style style:name="P74" style:family="paragraph" style:parent-style-name="Standard">
      <style:text-properties style:text-underline-style="none" officeooo:rsid="0048f7a2" officeooo:paragraph-rsid="0048f7a2"/>
    </style:style>
    <style:style style:name="P75" style:family="paragraph" style:parent-style-name="Standard">
      <style:text-properties style:text-underline-style="none" officeooo:rsid="0029eba0" officeooo:paragraph-rsid="006530bc"/>
    </style:style>
    <style:style style:name="P76" style:family="paragraph" style:parent-style-name="Standard">
      <style:text-properties style:text-underline-style="none" officeooo:rsid="007a5ecd" officeooo:paragraph-rsid="007a5ecd"/>
    </style:style>
    <style:style style:name="P77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78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79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80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81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82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83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84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85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86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87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88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89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90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91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92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93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95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96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97" style:family="paragraph" style:parent-style-name="Standard">
      <style:text-properties officeooo:paragraph-rsid="007ad906"/>
    </style:style>
    <style:style style:name="P98" style:family="paragraph" style:parent-style-name="Standard">
      <style:text-properties officeooo:rsid="003ca828" officeooo:paragraph-rsid="003ca828"/>
    </style:style>
    <style:style style:name="P99" style:family="paragraph" style:parent-style-name="Table_20_Contents">
      <style:text-properties officeooo:rsid="003ca828" officeooo:paragraph-rsid="003ca828"/>
    </style:style>
    <style:style style:name="P100" style:family="paragraph" style:parent-style-name="Table_20_Contents">
      <style:text-properties officeooo:rsid="003ca828" officeooo:paragraph-rsid="007ad906"/>
    </style:style>
    <style:style style:name="P101" style:family="paragraph" style:parent-style-name="Table_20_Contents">
      <style:text-properties officeooo:rsid="003ca828" officeooo:paragraph-rsid="007b13f1"/>
    </style:style>
    <style:style style:name="P102" style:family="paragraph">
      <style:paragraph-properties fo:text-align="center"/>
    </style:style>
    <style:style style:name="P103" style:family="paragraph">
      <style:paragraph-properties fo:text-align="center"/>
      <style:text-properties fo:font-size="12pt"/>
    </style:style>
    <style:style style:name="P104" style:family="paragraph">
      <style:text-properties fo:font-size="12pt"/>
    </style:style>
    <style:style style:name="P105" style:family="paragraph">
      <loext:graphic-properties draw:fill-color="#729fcf"/>
      <style:paragraph-properties fo:text-align="center"/>
    </style:style>
    <style:style style:name="P106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officeooo:rsid="001c5d0e"/>
    </style:style>
    <style:style style:name="T12" style:family="text">
      <style:text-properties officeooo:rsid="001d9a57"/>
    </style:style>
    <style:style style:name="T13" style:family="text">
      <style:text-properties officeooo:rsid="001e880e"/>
    </style:style>
    <style:style style:name="T14" style:family="text">
      <style:text-properties officeooo:rsid="002124d4"/>
    </style:style>
    <style:style style:name="T15" style:family="text">
      <style:text-properties officeooo:rsid="0029eb0b"/>
    </style:style>
    <style:style style:name="T16" style:family="text">
      <style:text-properties officeooo:rsid="002ae096"/>
    </style:style>
    <style:style style:name="T17" style:family="text">
      <style:text-properties officeooo:rsid="002bf8e3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style:text-underline-style="solid" style:text-underline-type="double" style:text-underline-width="auto" style:text-underline-color="font-color" officeooo:rsid="00344bb5"/>
    </style:style>
    <style:style style:name="T20" style:family="text">
      <style:text-properties officeooo:rsid="00300078"/>
    </style:style>
    <style:style style:name="T21" style:family="text">
      <style:text-properties officeooo:rsid="0031c379"/>
    </style:style>
    <style:style style:name="T22" style:family="text">
      <style:text-properties officeooo:rsid="0032fef8"/>
    </style:style>
    <style:style style:name="T23" style:family="text">
      <style:text-properties officeooo:rsid="003e7e58"/>
    </style:style>
    <style:style style:name="T24" style:family="text">
      <style:text-properties officeooo:rsid="004b4d46"/>
    </style:style>
    <style:style style:name="T25" style:family="text">
      <style:text-properties officeooo:rsid="004ce290"/>
    </style:style>
    <style:style style:name="T26" style:family="text">
      <style:text-properties officeooo:rsid="004dde1a"/>
    </style:style>
    <style:style style:name="T27" style:family="text">
      <style:text-properties officeooo:rsid="00513ea8"/>
    </style:style>
    <style:style style:name="T28" style:family="text">
      <style:text-properties officeooo:rsid="00515c1c"/>
    </style:style>
    <style:style style:name="T29" style:family="text">
      <style:text-properties officeooo:rsid="0052e142"/>
    </style:style>
    <style:style style:name="T30" style:family="text">
      <style:text-properties officeooo:rsid="00595ed2"/>
    </style:style>
    <style:style style:name="T31" style:family="text">
      <style:text-properties officeooo:rsid="005c27f5"/>
    </style:style>
    <style:style style:name="T32" style:family="text">
      <style:text-properties officeooo:rsid="005d71b7"/>
    </style:style>
    <style:style style:name="T33" style:family="text">
      <style:text-properties officeooo:rsid="005f6e01"/>
    </style:style>
    <style:style style:name="T34" style:family="text">
      <style:text-properties fo:color="#00cc33" style:text-underline-style="none"/>
    </style:style>
    <style:style style:name="T35" style:family="text">
      <style:text-properties officeooo:rsid="00735161"/>
    </style:style>
    <style:style style:name="T36" style:family="text">
      <style:text-properties officeooo:rsid="00751a45"/>
    </style:style>
    <style:style style:name="T37" style:family="text">
      <style:text-properties officeooo:rsid="007ad906"/>
    </style:style>
    <style:style style:name="T38" style:family="text">
      <style:text-properties officeooo:rsid="007b13f1"/>
    </style:style>
    <style:style style:name="T39" style:family="text">
      <style:text-properties officeooo:rsid="0081d73c"/>
    </style:style>
    <style:style style:name="T40" style:family="text">
      <style:text-properties officeooo:rsid="0083f9bb"/>
    </style:style>
    <style:style style:name="T41" style:family="text">
      <style:text-properties officeooo:rsid="0085a45a"/>
    </style:style>
    <style:style style:name="T42" style:family="text">
      <style:text-properties officeooo:rsid="0086f89d"/>
    </style:style>
    <style:style style:name="T43" style:family="text">
      <style:text-properties officeooo:rsid="0087e1dc"/>
    </style:style>
    <style:style style:name="T44" style:family="text">
      <style:text-properties officeooo:rsid="008916fa"/>
    </style:style>
    <style:style style:name="T45" style:family="text">
      <style:text-properties officeooo:rsid="002ce37f"/>
    </style:style>
    <style:style style:name="T46" style:family="text">
      <style:text-properties officeooo:rsid="008cc746"/>
    </style:style>
    <style:style style:name="T47" style:family="text">
      <style:text-properties officeooo:rsid="008dcc30"/>
    </style:style>
    <style:style style:name="T48" style:family="text">
      <style:text-properties officeooo:rsid="008e4ab2"/>
    </style:style>
    <style:style style:name="T49" style:family="text">
      <style:text-properties officeooo:rsid="008f254b"/>
    </style:style>
    <style:style style:name="T50" style:family="text">
      <style:text-properties officeooo:rsid="00909367"/>
    </style:style>
    <style:style style:name="T51" style:family="text">
      <style:text-properties officeooo:rsid="009187b3"/>
    </style:style>
    <style:style style:name="T52" style:family="text">
      <style:text-properties officeooo:rsid="0093879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02" svg:x1="1.184cm" svg:y1="1.52cm" svg:x2="1.793cm" svg:y2="0.356cm"><text:p/></draw:line><draw:line text:anchor-type="paragraph" draw:z-index="4" draw:name="Forme5" draw:style-name="gr1" draw:text-style-name="P102" svg:x1="3.882cm" svg:y1="0.409cm" svg:x2="3.353cm" svg:y2="1.52cm"><text:p/></draw:line><draw:line text:anchor-type="paragraph" draw:z-index="1" draw:name="Forme2" draw:style-name="gr1" draw:text-style-name="P102" svg:x1="1.792cm" svg:y1="0.356cm" svg:x2="2.295cm" svg:y2="1.573cm"><text:p/></draw:line><draw:line text:anchor-type="paragraph" draw:z-index="2" draw:name="Forme3" draw:style-name="gr1" draw:text-style-name="P102" svg:x1="2.295cm" svg:y1="1.573cm" svg:x2="2.824cm" svg:y2="0.303cm"><text:p/></draw:line><draw:line text:anchor-type="paragraph" draw:z-index="3" draw:name="Forme4" draw:style-name="gr1" draw:text-style-name="P102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11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02" svg:x1="2.454cm" svg:y1="3.281cm" svg:x2="3.38cm" svg:y2="0.238cm"><text:p/></draw:line><draw:line text:anchor-type="paragraph" draw:z-index="29" draw:name="Forme10" draw:style-name="gr1" draw:text-style-name="P102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02" svg:x1="1.819cm" svg:y1="0.46cm" svg:x2="4.968cm" svg:y2="0.46cm"><text:p/></draw:line><draw:line text:anchor-type="paragraph" draw:z-index="30" draw:name="Forme11" draw:style-name="gr1" draw:text-style-name="P102" svg:x1="2.454cm" svg:y1="2.307cm" svg:x2="4.968cm" svg:y2="0.46cm"><text:p/></draw:line><draw:line text:anchor-type="paragraph" draw:z-index="31" draw:name="Forme12" draw:style-name="gr1" draw:text-style-name="P102" svg:x1="4.412cm" svg:y1="2.307cm" svg:x2="1.819cm" svg:y2="0.46cm"><text:p/></draw:line> <text:s text:c="13"/><text:span text:style-name="T11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11">4<text:tab/> <text:s text:c="17"/>3</text:span></text:p>
      <text:p text:style-name="P23"/>
      <text:p text:style-name="P24">V= {1, 2, 3, 4, <text:span text:style-name="T12">5</text:span>}</text:p>
      <text:p text:style-name="P24">E = {12, <text:span text:style-name="T12">13, 14, 15, </text:span><text:s/>23, <text:span text:style-name="T12">2</text:span>4, <text:span text:style-name="T12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02" svg:x1="1.236cm" svg:y1="0.455cm" svg:x2="1.104cm" svg:y2="2.492cm"><text:p/></draw:line><draw:line text:anchor-type="paragraph" draw:z-index="8" draw:name="Forme15" draw:style-name="gr1" draw:text-style-name="P102" svg:x1="4.2cm" svg:y1="0.455cm" svg:x2="3.247cm" svg:y2="2.598cm"><text:p/></draw:line>5)</text:p>
      <text:p text:style-name="P29"><draw:line text:anchor-type="paragraph" draw:z-index="7" draw:name="Forme14" draw:style-name="gr1" draw:text-style-name="P102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02" svg:x1="1.184cm" svg:y1="1.52cm" svg:x2="1.793cm" svg:y2="0.356cm"><text:p/></draw:line><draw:line text:anchor-type="paragraph" draw:z-index="10" draw:name="Forme2" draw:style-name="gr1" draw:text-style-name="P102" svg:x1="1.792cm" svg:y1="0.356cm" svg:x2="2.295cm" svg:y2="1.573cm"><text:p/></draw:line><draw:line text:anchor-type="paragraph" draw:z-index="11" draw:name="Forme3" draw:style-name="gr1" draw:text-style-name="P102" svg:x1="2.295cm" svg:y1="1.573cm" svg:x2="2.824cm" svg:y2="0.303cm"><text:p/></draw:line><draw:line text:anchor-type="paragraph" draw:z-index="12" draw:name="Forme4" draw:style-name="gr1" draw:text-style-name="P102" svg:x1="2.824cm" svg:y1="0.303cm" svg:x2="3.353cm" svg:y2="1.52cm"><text:p/></draw:line><draw:line text:anchor-type="paragraph" draw:z-index="13" draw:name="Forme5" draw:style-name="gr1" draw:text-style-name="P102" svg:x1="3.882cm" svg:y1="0.409cm" svg:x2="3.353cm" svg:y2="1.52cm"><text:p/></draw:line><draw:line text:anchor-type="paragraph" draw:z-index="14" draw:name="Forme16" draw:style-name="gr1" draw:text-style-name="P102" svg:x1="1.184cm" svg:y1="1.52cm" svg:x2="2.824cm" svg:y2="0.303cm"><text:p/></draw:line><draw:line text:anchor-type="paragraph" draw:z-index="15" draw:name="Forme17" draw:style-name="gr1" draw:text-style-name="P102" svg:x1="3.883cm" svg:y1="0.409cm" svg:x2="1.184cm" svg:y2="1.52cm"><text:p/></draw:line><draw:line text:anchor-type="paragraph" draw:z-index="16" draw:name="Forme18" draw:style-name="gr1" draw:text-style-name="P102" svg:x1="1.792cm" svg:y1="0.356cm" svg:x2="3.353cm" svg:y2="1.52cm"><text:p/></draw:line><draw:line text:anchor-type="paragraph" draw:z-index="17" draw:name="Forme19" draw:style-name="gr1" draw:text-style-name="P102" svg:x1="2.295cm" svg:y1="1.573cm" svg:x2="3.883cm" svg:y2="0.409cm"><text:p/></draw:line><draw:line text:anchor-type="paragraph" draw:z-index="18" draw:name="Forme20" draw:style-name="gr1" draw:text-style-name="P102" svg:x1="3.882cm" svg:y1="0.409cm" svg:x2="4.385cm" svg:y2="1.566cm"><text:p/></draw:line><draw:line text:anchor-type="paragraph" draw:z-index="19" draw:name="Forme21" draw:style-name="gr1" draw:text-style-name="P102" svg:x1="4.385cm" svg:y1="1.566cm" svg:x2="1.792cm" svg:y2="0.356cm"><text:p/></draw:line><draw:line text:anchor-type="paragraph" draw:z-index="20" draw:name="Forme22" draw:style-name="gr1" draw:text-style-name="P102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13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02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03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03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02" svg:x1="1.713cm" svg:y1="2.632cm" svg:x2="4.227cm" svg:y2="0.383cm"><text:p/></draw:line><text:span text:style-name="T14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25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02" svg:x1="1.289cm" svg:y1="2.438cm" svg:x2="1.289cm" svg:y2="0.48cm"><text:p/></draw:line><draw:line text:anchor-type="paragraph" draw:z-index="82" draw:name="Forme76" draw:style-name="gr1" draw:text-style-name="P102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24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35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9">Listes d'arrêtes</text:p>
          </table:table-cell>
          <table:table-cell table:style-name="Tableau1.A1" office:value-type="string">
            <text:p text:style-name="P69">Listes <text:span text:style-name="T17">de </text:span>voisins </text:p>
          </table:table-cell>
          <table:table-cell table:style-name="Tableau1.D1" office:value-type="string">
            <text:p text:style-name="P69">Matrices d'adjacents</text:p>
          </table:table-cell>
        </table:table-row>
        <table:table-row>
          <table:table-cell table:style-name="Tableau1.A2" office:value-type="string">
            <text:p text:style-name="P69">Taille de codage</text:p>
          </table:table-cell>
          <table:table-cell table:style-name="Tableau1.A2" office:value-type="string">
            <text:p text:style-name="P69">O(m)</text:p>
          </table:table-cell>
          <table:table-cell table:style-name="Tableau1.A2" office:value-type="string">
            <text:p text:style-name="P69">O(n + m)</text:p>
          </table:table-cell>
          <table:table-cell table:style-name="Tableau1.D2" office:value-type="string">
            <text:p text:style-name="P69">O(n²)</text:p>
          </table:table-cell>
        </table:table-row>
        <table:table-row>
          <table:table-cell table:style-name="Tableau1.A2" office:value-type="string">
            <text:p text:style-name="P71">T<text:span text:style-name="T17">em</text:span>ps par <text:span text:style-name="T36">selection</text:span>:</text:p>
            <text:p text:style-name="P71">"décider xy e E"</text:p>
          </table:table-cell>
          <table:table-cell table:style-name="Tableau1.A2" office:value-type="string">
            <text:p text:style-name="P70">O(m) (ou O(log n) si trié)</text:p>
          </table:table-cell>
          <table:table-cell table:style-name="Tableau1.A2" office:value-type="string">
            <text:p text:style-name="P70">O(n) (ou O(log n) si trié)</text:p>
          </table:table-cell>
          <table:table-cell table:style-name="Tableau1.D2" office:value-type="string">
            <text:p text:style-name="P70">O(1) (temps constant,</text:p>
            <text:p text:style-name="P70">on suppose l'accés mémoire constant)</text:p>
          </table:table-cell>
        </table:table-row>
        <table:table-row>
          <table:table-cell table:style-name="Tableau1.A2" office:value-type="string">
            <text:p text:style-name="P70">Trouver les voisins de x e V</text:p>
          </table:table-cell>
          <table:table-cell table:style-name="Tableau1.A2" office:value-type="string">
            <text:p text:style-name="P72">O(m)</text:p>
          </table:table-cell>
          <table:table-cell table:style-name="Tableau1.A2" office:value-type="string">
            <text:p text:style-name="P72">O(|L(x)|)</text:p>
          </table:table-cell>
          <table:table-cell table:style-name="Tableau1.D2" office:value-type="string">
            <text:p text:style-name="P72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17">e</text:span>ntiers: pour coder {1, ..., n}, <text:span text:style-name="T15">o</text:span>n prend O(n) et pas O(n log n)</text:p>
      <text:p text:style-name="P32">- <text:span text:style-name="T16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02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26">2</text:span></text:p>
      <text:p text:style-name="P33">dG(2) = <text:span text:style-name="T26">3</text:span></text:p>
      <text:p text:style-name="P33">dG(3) = <text:span text:style-name="T26">2</text:span></text:p>
      <text:p text:style-name="P33">dG(4) = <text:span text:style-name="T26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27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04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02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02" svg:x1="2.85cm" svg:y1="1.593cm" svg:x2="5.681cm" svg:y2="1.593cm"><text:p/></draw:line><draw:line text:anchor-type="paragraph" draw:z-index="36" draw:name="Forme29" draw:style-name="gr1" draw:text-style-name="P102" svg:x1="5.047cm" svg:y1="3.789cm" svg:x2="4.306cm" svg:y2="0.482cm"><text:p/></draw:line><draw:line text:anchor-type="paragraph" draw:z-index="37" draw:name="Forme30" draw:style-name="gr1" draw:text-style-name="P102" svg:x1="3.671cm" svg:y1="3.789cm" svg:x2="4.306cm" svg:y2="0.482cm"><text:p/></draw:line><draw:line text:anchor-type="paragraph" draw:z-index="38" draw:name="Forme31" draw:style-name="gr1" draw:text-style-name="P102" svg:x1="2.85cm" svg:y1="1.593cm" svg:x2="5.046cm" svg:y2="3.789cm"><text:p/></draw:line><draw:line text:anchor-type="paragraph" draw:z-index="39" draw:name="Forme32" draw:style-name="gr1" draw:text-style-name="P102" svg:x1="3.671cm" svg:y1="3.789cm" svg:x2="5.682cm" svg:y2="1.593cm"><text:p/></draw:line><draw:line text:anchor-type="paragraph" draw:z-index="40" draw:name="Forme33" draw:style-name="gr1" draw:text-style-name="P102" svg:x1="8.089cm" svg:y1="0.984cm" svg:x2="5.681cm" svg:y2="1.593cm"><text:p/></draw:line><draw:line text:anchor-type="paragraph" draw:z-index="42" draw:name="Forme35" draw:style-name="gr1" draw:text-style-name="P102" svg:x1="5.046cm" svg:y1="3.789cm" svg:x2="6.607cm" svg:y2="5.324cm"><text:p/></draw:line><draw:line text:anchor-type="paragraph" draw:z-index="43" draw:name="Forme36" draw:style-name="gr1" draw:text-style-name="P102" svg:x1="1.924cm" svg:y1="5.324cm" svg:x2="3.67cm" svg:y2="3.789cm"><text:p/></draw:line><draw:line text:anchor-type="paragraph" draw:z-index="44" draw:name="Forme37" draw:style-name="gr1" draw:text-style-name="P102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28">P</text:span>lus petits smark</text:p>
      <text:p text:style-name="P34">(X' = Delta + 1)</text:p>
      <text:p text:style-name="P34"/>
      <text:p text:style-name="P34">- <text:span text:style-name="T28">P</text:span>lus petit cubique non hamiltonnien</text:p>
      <text:p text:style-name="P34"/>
      <text:p text:style-name="P34">- <text:span text:style-name="T28">Pl</text:span>us grand graphe <text:span text:style-name="T20">graphe de Moore</text:span> pour Delta = 3 et disymétrie 2</text:p>
      <text:p text:style-name="P34"/>
      <text:p text:style-name="P11">IV<text:span text:style-name="T21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29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44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21">x = x4</text:span></text:p>
      <text:p text:style-name="P35"><draw:line text:anchor-type="paragraph" draw:z-index="45" draw:name="Forme38" draw:style-name="gr1" draw:text-style-name="P102" svg:x1="1.157cm" svg:y1="1.538cm" svg:x2="3.829cm" svg:y2="0.374cm"><text:p/></draw:line><draw:line text:anchor-type="paragraph" draw:z-index="46" draw:name="Forme39" draw:style-name="gr1" draw:text-style-name="P102" svg:x1="6.475cm" svg:y1="1.618cm" svg:x2="3.829cm" svg:y2="0.374cm"><text:p/></draw:line><draw:line text:anchor-type="paragraph" draw:z-index="47" draw:name="Forme40" draw:style-name="gr1" draw:text-style-name="P102" svg:x1="2.321cm" svg:y1="3.073cm" svg:x2="3.829cm" svg:y2="0.374cm"><text:p/></draw:line><draw:line text:anchor-type="paragraph" draw:z-index="48" draw:name="Forme41" draw:style-name="gr1" draw:text-style-name="P102" svg:x1="4.067cm" svg:y1="3.443cm" svg:x2="3.829cm" svg:y2="0.374cm"><text:p/></draw:line> <text:s text:c="29"/></text:p>
      <text:p text:style-name="P35"/>
      <text:p text:style-name="P35"><text:s text:c="3"/><text:span text:style-name="T21">x = x0</text:span></text:p>
      <text:p text:style-name="P35"><draw:line text:anchor-type="paragraph" draw:z-index="49" draw:name="Forme42" draw:style-name="gr1" draw:text-style-name="P102" svg:x1="6.476cm" svg:y1="0.157cm" svg:x2="4.068cm" svg:y2="1.983cm"><text:p/></draw:line> <text:s text:c="62"/><text:span text:style-name="T21">x3</text:span></text:p>
      <text:p text:style-name="P35"/>
      <text:p text:style-name="P35"/>
      <text:p text:style-name="P35"><draw:line text:anchor-type="paragraph" draw:z-index="50" draw:name="Forme43" draw:style-name="gr1" draw:text-style-name="P102" svg:x1="2.321cm" svg:y1="0.152cm" svg:x2="4.067cm" svg:y2="2.375cm"><text:p/></draw:line><text:tab/> <text:s text:c="3"/><text:span text:style-name="T21">x5</text:span></text:p>
      <text:p text:style-name="P35"><text:s text:c="37"/><text:span text:style-name="T21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02" svg:x1="5.417cm" svg:y1="0.411cm" svg:x2="4.65cm" svg:y2="1.178cm"><text:p/></draw:line><draw:line text:anchor-type="paragraph" draw:z-index="65" draw:name="Forme60" draw:style-name="gr1" draw:text-style-name="P102" svg:x1="6.343cm" svg:y1="0.332cm" svg:x2="5.417cm" svg:y2="0.411cm"><text:p/></draw:line><draw:line text:anchor-type="paragraph" draw:z-index="67" draw:name="Forme61" draw:style-name="gr1" draw:text-style-name="P102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02" svg:x1="0.152cm" svg:y1="0.734cm" svg:x2="2.216cm" svg:y2="0.152cm"><text:p/></draw:line><draw:line text:anchor-type="paragraph" draw:z-index="59" draw:name="Forme54" draw:style-name="gr1" draw:text-style-name="P102" svg:x1="3.75cm" svg:y1="0.84cm" svg:x2="2.215cm" svg:y2="0.152cm"><text:p/></draw:line><draw:line text:anchor-type="paragraph" draw:z-index="63" draw:name="Forme58" draw:style-name="gr1" draw:text-style-name="P102" svg:x1="6.026cm" svg:y1="0.893cm" svg:x2="4.65cm" svg:y2="0.205cm"><text:p/></draw:line><draw:line text:anchor-type="paragraph" draw:z-index="66" draw:name="Forme62" draw:style-name="gr1" draw:text-style-name="P102" svg:x1="6.025cm" svg:y1="0.892cm" svg:x2="6.978cm" svg:y2="0.125cm"><text:p/></draw:line></text:p>
      <text:p text:style-name="P37"><draw:line text:anchor-type="paragraph" draw:z-index="60" draw:name="Forme55" draw:style-name="gr1" draw:text-style-name="P102" svg:x1="6.025cm" svg:y1="0.406cm" svg:x2="3.75cm" svg:y2="0.353cm"><text:p/></draw:line><draw:line text:anchor-type="paragraph" draw:z-index="61" draw:name="Forme56" draw:style-name="gr1" draw:text-style-name="P102" svg:x1="7.507cm" svg:y1="0.035cm" svg:x2="6.025cm" svg:y2="0.405cm"><text:p/></draw:line><draw:line text:anchor-type="paragraph" draw:z-index="62" draw:name="Forme57" draw:style-name="gr1" draw:text-style-name="P102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30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02" svg:x1="0.469cm" svg:y1="0.469cm" svg:x2="3.67cm" svg:y2="0.469cm"><text:p/></draw:line><draw:line text:anchor-type="paragraph" draw:z-index="52" draw:name="Forme45" draw:style-name="gr1" draw:text-style-name="P102" svg:x1="0.495cm" svg:y1="3.247cm" svg:x2="0.469cm" svg:y2="0.469cm"><text:p/></draw:line><draw:line text:anchor-type="paragraph" draw:z-index="54" draw:name="Forme47" draw:style-name="gr1" draw:text-style-name="P102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02" svg:x1="3.671cm" svg:y1="2.273cm" svg:x2="5.47cm" svg:y2="0.289cm"><text:p/></draw:line></text:p>
      <text:p text:style-name="P37"><draw:line text:anchor-type="paragraph" draw:z-index="53" draw:name="Forme46" draw:style-name="gr1" draw:text-style-name="P102" svg:x1="3.671cm" svg:y1="1.787cm" svg:x2="0.496cm" svg:y2="1.787cm"><text:p/></draw:line><text:tab/><text:tab/><text:tab/><text:tab/><text:tab/><text:span text:style-name="T22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02" svg:x1="0.522cm" svg:y1="3.31cm" svg:x2="2.692cm" svg:y2="0.347cm"><text:p/></draw:line><draw:line text:anchor-type="paragraph" draw:z-index="57" draw:name="Forme51" draw:style-name="gr1" draw:text-style-name="P102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02" svg:x1="0.522cm" svg:y1="0.39cm" svg:x2="4.65cm" svg:y2="0.39cm"><text:p/></draw:line></text:p>
      <text:p text:style-name="P40"><text:soft-page-break/><text:span text:style-name="T18">Propriété:</text:span> </text:p>
      <text:p text:style-name="P40"><text:span text:style-name="T32">L</text:span>es composantes connexes sont des ensembles disjoints de sommet</text:p>
      <text:p text:style-name="P40"/>
      <text:p text:style-name="P41"><text:span text:style-name="T18">Remarque</text:span><text:span text:style-name="T19">s:</text:span> </text:p>
      <text:p text:style-name="P41"><text:span text:style-name="T32">C</text:span>e sont les classes d'équivalences de la relati<text:span text:style-name="T31">on</text:span> x ~ <text:s/>y (si il existe un che<text:span text:style-name="T31">min</text:span> de x à y)</text:p>
      <text:p text:style-name="P41"/>
      <text:p text:style-name="P40"><text:span text:style-name="T32">C</text:span>onnexes &lt;=&gt; 1 seule composante </text:p>
      <text:p text:style-name="P40"/>
      <text:p text:style-name="P40"><text:span text:style-name="T32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33">3</text:span>, 14, 25, 34, 46}</text:p>
      <text:p text:style-name="P43"/>
      <text:p text:style-name="P43"><draw:line text:anchor-type="paragraph" draw:z-index="68" draw:name="Forme52" draw:style-name="gr1" draw:text-style-name="P102" svg:x1="1.369cm" svg:y1="2.51cm" svg:x2="2.401cm" svg:y2="0.367cm"><text:p/></draw:line><draw:line text:anchor-type="paragraph" draw:z-index="69" draw:name="Forme63" draw:style-name="gr1" draw:text-style-name="P102" svg:x1="3.433cm" svg:y1="2.484cm" svg:x2="2.401cm" svg:y2="0.367cm"><text:p/></draw:line><draw:line text:anchor-type="paragraph" draw:z-index="70" draw:name="Forme64" draw:style-name="gr1" draw:text-style-name="P102" svg:x1="4.333cm" svg:y1="0.314cm" svg:x2="3.433cm" svg:y2="2.484cm"><text:p/></draw:line><draw:line text:anchor-type="paragraph" draw:z-index="71" draw:name="Forme65" draw:style-name="gr1" draw:text-style-name="P102" svg:x1="5.523cm" svg:y1="2.589cm" svg:x2="6.211cm" svg:y2="0.499cm"><text:p/></draw:line><draw:line text:anchor-type="paragraph" draw:z-index="72" draw:name="Forme66" draw:style-name="gr1" draw:text-style-name="P102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33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76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73">Arêtes lues</text:p>
          </table:table-cell>
          <table:table-cell table:style-name="Tableau2.A1" office:value-type="string">
            <text:p text:style-name="P73">Aucune</text:p>
          </table:table-cell>
          <table:table-cell table:style-name="Tableau2.A1" office:value-type="string">
            <text:p text:style-name="P73">13</text:p>
          </table:table-cell>
          <table:table-cell table:style-name="Tableau2.A1" office:value-type="string">
            <text:p text:style-name="P73">14</text:p>
          </table:table-cell>
          <table:table-cell table:style-name="Tableau2.A1" office:value-type="string">
            <text:p text:style-name="P73">25</text:p>
          </table:table-cell>
          <table:table-cell table:style-name="Tableau2.A1" office:value-type="string">
            <text:p text:style-name="P73">34</text:p>
          </table:table-cell>
          <table:table-cell table:style-name="Tableau2.G1" office:value-type="string">
            <text:p text:style-name="P73">46</text:p>
          </table:table-cell>
        </table:table-row>
        <table:table-row>
          <table:table-cell table:style-name="Tableau2.A2" office:value-type="string">
            <text:p text:style-name="P73">fonction</text:p>
          </table:table-cell>
          <table:table-cell table:style-name="Tableau2.A2" office:value-type="string">
            <text:p text:style-name="P73">Comp(1) = 1</text:p>
          </table:table-cell>
          <table:table-cell table:style-name="Tableau2.A2" office:value-type="string">
            <text:p text:style-name="P73">Comp(1) = <text:span text:style-name="T37">3</text:span></text:p>
          </table:table-cell>
          <table:table-cell table:style-name="Tableau2.A2" office:value-type="string">
            <text:p text:style-name="P73">Comp(1) = <text:span text:style-name="T37">3</text:span></text:p>
          </table:table-cell>
          <table:table-cell table:style-name="Tableau2.A2" office:value-type="string">
            <text:p text:style-name="P73">Comp(1) = <text:span text:style-name="T37">3</text:span></text:p>
          </table:table-cell>
          <table:table-cell table:style-name="Tableau2.A2" office:value-type="string">
            <text:p text:style-name="P73">Comp(1) = <text:span text:style-name="T38">4</text:span></text:p>
          </table:table-cell>
          <table:table-cell table:style-name="Tableau2.G2" office:value-type="string">
            <text:p text:style-name="P73">Comp(1) = <text:span text:style-name="T38">6</text:span></text:p>
          </table:table-cell>
        </table:table-row>
        <table:table-row>
          <table:table-cell table:style-name="Tableau2.A2" office:value-type="string">
            <text:p text:style-name="P73">comp</text:p>
          </table:table-cell>
          <table:table-cell table:style-name="Tableau2.A2" office:value-type="string">
            <text:p text:style-name="P73">Comp(2) = 2</text:p>
          </table:table-cell>
          <table:table-cell table:style-name="Tableau2.A2" office:value-type="string">
            <text:p text:style-name="P73">Comp(2) = 2</text:p>
          </table:table-cell>
          <table:table-cell table:style-name="Tableau2.A2" office:value-type="string">
            <text:p text:style-name="P73">Comp(2) = 2</text:p>
          </table:table-cell>
          <table:table-cell table:style-name="Tableau2.A2" office:value-type="string">
            <text:p text:style-name="P73">Comp(2) = <text:span text:style-name="T37">5</text:span></text:p>
          </table:table-cell>
          <table:table-cell table:style-name="Tableau2.A2" office:value-type="string">
            <text:p text:style-name="P73">Comp(2) = <text:span text:style-name="T37">5</text:span></text:p>
          </table:table-cell>
          <table:table-cell table:style-name="Tableau2.G2" office:value-type="string">
            <text:p text:style-name="P73">Comp(2) = <text:span text:style-name="T37">5</text:span></text:p>
          </table:table-cell>
        </table:table-row>
        <table:table-row>
          <table:table-cell table:style-name="Tableau2.A2" office:value-type="string">
            <text:p text:style-name="P73"/>
          </table:table-cell>
          <table:table-cell table:style-name="Tableau2.A2" office:value-type="string">
            <text:p text:style-name="P73">Comp(3) = 3</text:p>
          </table:table-cell>
          <table:table-cell table:style-name="Tableau2.A2" office:value-type="string">
            <text:p text:style-name="P73">Comp(3) = <text:span text:style-name="T37">3</text:span></text:p>
          </table:table-cell>
          <table:table-cell table:style-name="Tableau2.A2" office:value-type="string">
            <text:p text:style-name="P73">Comp(3) = <text:span text:style-name="T37">3</text:span></text:p>
          </table:table-cell>
          <table:table-cell table:style-name="Tableau2.A2" office:value-type="string">
            <text:p text:style-name="P73">Comp(3) = <text:span text:style-name="T37">3</text:span></text:p>
          </table:table-cell>
          <table:table-cell table:style-name="Tableau2.A2" office:value-type="string">
            <text:p text:style-name="P73">Comp(3) = <text:span text:style-name="T37">4</text:span></text:p>
          </table:table-cell>
          <table:table-cell table:style-name="Tableau2.G2" office:value-type="string">
            <text:p text:style-name="P73">Comp(3) = <text:span text:style-name="T38">6</text:span></text:p>
          </table:table-cell>
        </table:table-row>
        <table:table-row>
          <table:table-cell table:style-name="Tableau2.A2" office:value-type="string">
            <text:p text:style-name="P73"/>
          </table:table-cell>
          <table:table-cell table:style-name="Tableau2.A2" office:value-type="string">
            <text:p text:style-name="P73">Comp(4) = 4</text:p>
          </table:table-cell>
          <table:table-cell table:style-name="Tableau2.A2" office:value-type="string">
            <text:p text:style-name="P73">Comp(4) = 4</text:p>
          </table:table-cell>
          <table:table-cell table:style-name="Tableau2.A2" office:value-type="string">
            <text:p text:style-name="P73">Comp(4) = <text:span text:style-name="T37">4</text:span></text:p>
          </table:table-cell>
          <table:table-cell table:style-name="Tableau2.A2" office:value-type="string">
            <text:p text:style-name="P73">Comp(4) = <text:span text:style-name="T37">4</text:span></text:p>
          </table:table-cell>
          <table:table-cell table:style-name="Tableau2.A2" office:value-type="string">
            <text:p text:style-name="P73">Comp(4) = <text:span text:style-name="T37">4</text:span></text:p>
          </table:table-cell>
          <table:table-cell table:style-name="Tableau2.G2" office:value-type="string">
            <text:p text:style-name="P73">Comp(4) = <text:span text:style-name="T38">6</text:span></text:p>
          </table:table-cell>
        </table:table-row>
        <table:table-row>
          <table:table-cell table:style-name="Tableau2.A2" office:value-type="string">
            <text:p text:style-name="P73"/>
          </table:table-cell>
          <table:table-cell table:style-name="Tableau2.A2" office:value-type="string">
            <text:p text:style-name="P73">Comp(5) = 5</text:p>
          </table:table-cell>
          <table:table-cell table:style-name="Tableau2.A2" office:value-type="string">
            <text:p text:style-name="P73">Comp(5) = 5</text:p>
          </table:table-cell>
          <table:table-cell table:style-name="Tableau2.A2" office:value-type="string">
            <text:p text:style-name="P73">Comp(5) = 5</text:p>
          </table:table-cell>
          <table:table-cell table:style-name="Tableau2.A2" office:value-type="string">
            <text:p text:style-name="P73">Comp(5) = 5</text:p>
          </table:table-cell>
          <table:table-cell table:style-name="Tableau2.A2" office:value-type="string">
            <text:p text:style-name="P73">Comp(5) = 5</text:p>
          </table:table-cell>
          <table:table-cell table:style-name="Tableau2.G2" office:value-type="string">
            <text:p text:style-name="P73">Comp(5) = 5</text:p>
          </table:table-cell>
        </table:table-row>
        <table:table-row>
          <table:table-cell table:style-name="Tableau2.A2" office:value-type="string">
            <text:p text:style-name="P73"/>
          </table:table-cell>
          <table:table-cell table:style-name="Tableau2.A2" office:value-type="string">
            <text:p text:style-name="P73">Comp(6) = 6</text:p>
          </table:table-cell>
          <table:table-cell table:style-name="Tableau2.A2" office:value-type="string">
            <text:p text:style-name="P73">Comp(6) = 6</text:p>
          </table:table-cell>
          <table:table-cell table:style-name="Tableau2.A2" office:value-type="string">
            <text:p text:style-name="P73">Comp(6) = 6</text:p>
          </table:table-cell>
          <table:table-cell table:style-name="Tableau2.A2" office:value-type="string">
            <text:p text:style-name="P73">Comp(6) = 6</text:p>
          </table:table-cell>
          <table:table-cell table:style-name="Tableau2.A2" office:value-type="string">
            <text:p text:style-name="P73">Comp(6) = 6</text:p>
          </table:table-cell>
          <table:table-cell table:style-name="Tableau2.G2" office:value-type="string">
            <text:p text:style-name="P73">Comp(6) = 6</text:p>
          </table:table-cell>
        </table:table-row>
      </table:table>
      <text:p text:style-name="P44"/>
      <text:p text:style-name="P50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02" svg:x1="1.395cm" svg:y1="2.191cm" svg:x2="3.485cm" svg:y2="0.418cm"><text:p/></draw:line><draw:line text:anchor-type="paragraph" draw:z-index="77" draw:name="Forme71" draw:style-name="gr1" draw:text-style-name="P102" svg:x1="3.486cm" svg:y1="0.418cm" svg:x2="1.422cm" svg:y2="4.546cm"><text:p/></draw:line></text:p>
      <text:p text:style-name="P20"><draw:line text:anchor-type="paragraph" draw:z-index="74" draw:name="Forme68" draw:style-name="gr1" draw:text-style-name="P102" svg:x1="1.422cm" svg:y1="4.059cm" svg:x2="3.883cm" svg:y2="5.303cm"><text:p/></draw:line><draw:line text:anchor-type="paragraph" draw:z-index="75" draw:name="Forme69" draw:style-name="gr1" draw:text-style-name="P102" svg:x1="3.697cm" svg:y1="3.582cm" svg:x2="1.422cm" svg:y2="4.058cm"><text:p/></draw:line><draw:line text:anchor-type="paragraph" draw:z-index="76" draw:name="Forme70" draw:style-name="gr1" draw:text-style-name="P102" svg:x1="1.395cm" svg:y1="1.704cm" svg:x2="3.538cm" svg:y2="1.969cm"><text:p/></draw:line><draw:line text:anchor-type="paragraph" draw:z-index="78" draw:name="Forme72" draw:style-name="gr1" draw:text-style-name="P102" svg:x1="1.422cm" svg:y1="1.704cm" svg:x2="3.697cm" svg:y2="3.583cm"><text:p/></draw:line><draw:line text:anchor-type="paragraph" draw:z-index="79" draw:name="Forme73" draw:style-name="gr1" draw:text-style-name="P102" svg:x1="3.883cm" svg:y1="5.302cm" svg:x2="1.422cm" svg:y2="1.704cm"><text:p/></draw:line><draw:line text:anchor-type="paragraph" draw:z-index="80" draw:name="Forme74" draw:style-name="gr1" draw:text-style-name="P102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74"/>
      <text:p text:style-name="P22">Chaptitre 2: Arbres couvrants:</text:p>
      <text:p text:style-name="P75"/>
      <text:p text:style-name="P52">I) Arbres:</text:p>
      <text:p text:style-name="P77"/>
      <text:p text:style-name="P52">Exemples:</text:p>
      <text:p text:style-name="P77"><draw:line text:anchor-type="paragraph" draw:z-index="90" draw:name="Forme7" draw:style-name="gr1" draw:text-style-name="P102" svg:x1="5.417cm" svg:y1="0.249cm" svg:x2="6.237cm" svg:y2="0.752cm"><text:p/></draw:line><draw:line text:anchor-type="paragraph" draw:z-index="91" draw:name="Forme8" draw:style-name="gr1" draw:text-style-name="P102" svg:x1="7.401cm" svg:y1="0.275cm" svg:x2="6.237cm" svg:y2="0.751cm"><text:p/></draw:line></text:p>
      <text:p text:style-name="P77"><draw:line text:anchor-type="paragraph" draw:z-index="89" draw:name="Forme6" draw:style-name="gr1" draw:text-style-name="P102" svg:x1="6.237cm" svg:y1="0.265cm" svg:x2="6.131cm" svg:y2="1.588cm"><text:p/></draw:line></text:p>
      <text:p text:style-name="P77"/>
      <text:p text:style-name="P77"><draw:line text:anchor-type="paragraph" draw:z-index="93" draw:name="Forme10" draw:style-name="gr1" draw:text-style-name="P102" svg:x1="7.692cm" svg:y1="1.54cm" svg:x2="8.962cm" svg:y2="0.429cm"><text:p/></draw:line></text:p>
      <text:p text:style-name="P77"><draw:line text:anchor-type="paragraph" draw:z-index="85" draw:name="Forme2" draw:style-name="gr1" draw:text-style-name="P102" svg:x1="2.506cm" svg:y1="0.471cm" svg:x2="4.517cm" svg:y2="1.027cm"><text:p/></draw:line><draw:line text:anchor-type="paragraph" draw:z-index="88" draw:name="Forme5" draw:style-name="gr1" draw:text-style-name="P102" svg:x1="4.517cm" svg:y1="1.027cm" svg:x2="6.131cm" svg:y2="0.127cm"><text:p/></draw:line><draw:line text:anchor-type="paragraph" draw:z-index="92" draw:name="Forme9" draw:style-name="gr1" draw:text-style-name="P102" svg:x1="6.131cm" svg:y1="0.127cm" svg:x2="7.692cm" svg:y2="1.053cm"><text:p/></draw:line></text:p>
      <text:p text:style-name="P77"/>
      <text:p text:style-name="P77"><draw:line text:anchor-type="paragraph" draw:z-index="84" draw:name="Forme1" draw:style-name="gr1" draw:text-style-name="P102" svg:x1="2.48cm" svg:y1="0.423cm" svg:x2="4.517cm" svg:y2="0.053cm"><text:p/></draw:line><draw:line text:anchor-type="paragraph" draw:z-index="86" draw:name="Forme3" draw:style-name="gr1" draw:text-style-name="P102" svg:x1="4.094cm" svg:y1="1.72cm" svg:x2="4.517cm" svg:y2="0.053cm"><text:p/></draw:line><draw:line text:anchor-type="paragraph" draw:z-index="94" draw:name="Forme11" draw:style-name="gr1" draw:text-style-name="P102" svg:x1="7.798cm" svg:y1="1.799cm" svg:x2="7.692cm" svg:y2="0.079cm"><text:p/></draw:line></text:p>
      <text:p text:style-name="P77"/>
      <text:p text:style-name="P77"/>
      <text:p text:style-name="P77"><draw:line text:anchor-type="paragraph" draw:z-index="87" draw:name="Forme4" draw:style-name="gr1" draw:text-style-name="P102" svg:x1="3.036cm" svg:y1="0.497cm" svg:x2="4.094cm" svg:y2="0.259cm"><text:p/></draw:line></text:p>
      <text:p text:style-name="P77"/>
      <text:p text:style-name="P77"/>
      <text:p text:style-name="P52"><text:soft-page-break/>Un arbre:<text:span text:style-name="T1"> T = (V, A) est un graphe connexe sans cycles.</text:span></text:p>
      <text:p text:style-name="P77">Une feuille de T est un sommet de degré 1. </text:p>
      <text:p text:style-name="P77"/>
      <text:p text:style-name="P77">Un arbre a-t-il toujours une feuille ?</text:p>
      <text:p text:style-name="P77"/>
      <text:p text:style-name="P52">Proposition:</text:p>
      <text:p text:style-name="P77"/>
      <text:p text:style-name="P77">Tout arbre ayant au moins 2 sommets a au moins 2 feuilles.</text:p>
      <text:p text:style-name="P77"/>
      <text:p text:style-name="P52">Preuve:<text:span text:style-name="T1"> Soient v1, ...., vt un chemin maximal (inextensible)</text:span></text:p>
      <text:p text:style-name="P77"/>
      <text:p text:style-name="P77"><draw:line text:anchor-type="paragraph" draw:z-index="95" draw:name="Forme12" draw:style-name="gr1" draw:text-style-name="P102" svg:x1="0.549cm" svg:y1="0.286cm" svg:x2="1.025cm" svg:y2="0.286cm"><text:p/></draw:line><draw:line text:anchor-type="paragraph" draw:z-index="96" draw:name="Forme15" draw:style-name="gr1" draw:text-style-name="P102" svg:x1="4.411cm" svg:y1="0.259cm" svg:x2="4.914cm" svg:y2="0.259cm"><text:p/></draw:line><draw:line text:anchor-type="paragraph" draw:z-index="97" draw:name="Forme13" draw:style-name="gr1" draw:text-style-name="P102" svg:x1="1.713cm" svg:y1="0.259cm" svg:x2="2.322cm" svg:y2="0.259cm"><text:p/></draw:line><draw:line text:anchor-type="paragraph" draw:z-index="98" draw:name="Forme14" draw:style-name="gr1" draw:text-style-name="P102" svg:x1="2.85cm" svg:y1="0.233cm" svg:x2="3.644cm" svg:y2="0.233cm"><text:p/></draw:line>v1<text:tab/>v2<text:tab/>...<text:tab/>vt-1<text:tab/>vt</text:p>
      <text:p text:style-name="P77"/>
      <text:p text:style-name="P77"/>
      <text:p text:style-name="P77">v1 n'a pas d'autre voisin que v2 sinon on peut étendre le chemin ou créer un cycle. D'où v1 est de degré 1 v1 est une feuille.</text:p>
      <text:p text:style-name="P77">Idem pour vt</text:p>
      <text:p text:style-name="P77"/>
      <text:p text:style-name="P52">Remarques:</text:p>
      <text:p text:style-name="P77"/>
      <text:p text:style-name="P77">Si f est une feuille de T, T\{f} (T privé de f) est encore un arbre.</text:p>
      <text:p text:style-name="P77">Peut constituer:</text:p>
      <text:p text:style-name="P77">Si T est un arbre à n sommets, on note f1 une feuille de T</text:p>
      <text:p text:style-name="P77"/>
      <text:p text:style-name="P52"><draw:line text:anchor-type="paragraph" draw:z-index="131" draw:name="Forme31" draw:style-name="gr1" draw:text-style-name="P102" svg:x1="0.443cm" svg:y1="0.28cm" svg:x2="2.374cm" svg:y2="0.28cm"><text:p/></draw:line><text:span text:style-name="T1">f1<text:tab/><text:tab/>T\</text:span><text:span text:style-name="T4">{f1}</text:span></text:p>
      <text:p text:style-name="P52"><draw:line text:anchor-type="paragraph" draw:z-index="132" draw:name="Forme32" draw:style-name="gr1" draw:text-style-name="P102" svg:x1="0.496cm" svg:y1="0.296cm" svg:x2="2.401cm" svg:y2="0.296cm"><text:p/></draw:line><text:span text:style-name="T1">f2<text:tab/><text:tab/></text:span><text:span text:style-name="T4">T\{f1, f2}</text:span></text:p>
      <text:p text:style-name="P77">...</text:p>
      <text:p text:style-name="P77"/>
      <text:p text:style-name="P77">On obtient ainsi une énumération des sommets de T: f1, f2, ..., fn-1, fn appelée schéma d'élimination de T.</text:p>
      <text:p text:style-name="P77">Pout tout i, fi est une feuille deu sous-arbre de T réduit à {f1, ... fi}</text:p>
      <text:p text:style-name="P77"/>
      <text:p text:style-name="P53">Exemple:</text:p>
      <text:p text:style-name="P78"/>
      <text:p text:style-name="P78"><draw:line text:anchor-type="paragraph" draw:z-index="104" draw:name="Forme21" draw:style-name="gr1" draw:text-style-name="P102" svg:x1="7.851cm" svg:y1="1.56cm" svg:x2="9.782cm" svg:y2="0.316cm"><text:p/></draw:line><text:tab/><text:tab/><text:tab/><text:tab/><text:tab/><text:tab/><text:tab/><text:tab/>5</text:p>
      <text:p text:style-name="P78"/>
      <text:p text:style-name="P78"/>
      <text:p text:style-name="P78"><draw:line text:anchor-type="paragraph" draw:z-index="99" draw:name="Forme16" draw:style-name="gr1" draw:text-style-name="P102" svg:x1="0.363cm" svg:y1="0.416cm" svg:x2="2.321cm" svg:y2="1.739cm"><text:p/></draw:line><draw:line text:anchor-type="paragraph" draw:z-index="102" draw:name="Forme19" draw:style-name="gr1" draw:text-style-name="P102" svg:x1="5.364cm" svg:y1="1.686cm" svg:x2="7.348cm" svg:y2="0.337cm"><text:p/></draw:line><draw:line text:anchor-type="paragraph" draw:z-index="105" draw:name="Forme22" draw:style-name="gr1" draw:text-style-name="P102" svg:x1="9.835cm" svg:y1="1.581cm" svg:x2="7.851cm" svg:y2="0.099cm"><text:p/></draw:line>2<text:tab/><text:tab/><text:tab/><text:tab/><text:tab/><text:tab/>8</text:p>
      <text:p text:style-name="P78"/>
      <text:p text:style-name="P78"/>
      <text:p text:style-name="P78"><draw:line text:anchor-type="paragraph" draw:z-index="100" draw:name="Forme17" draw:style-name="gr1" draw:text-style-name="P102" svg:x1="0.39cm" svg:y1="1.681cm" svg:x2="2.321cm" svg:y2="0.279cm"><text:p/></draw:line><draw:line text:anchor-type="paragraph" draw:z-index="101" draw:name="Forme18" draw:style-name="gr1" draw:text-style-name="P102" svg:x1="2.877cm" svg:y1="0.279cm" svg:x2="4.861cm" svg:y2="0.279cm"><text:p/></draw:line><draw:line text:anchor-type="paragraph" draw:z-index="103" draw:name="Forme20" draw:style-name="gr1" draw:text-style-name="P102" svg:x1="7.375cm" svg:y1="1.681cm" svg:x2="5.364cm" svg:y2="0.226cm"><text:p/></draw:line><text:tab/><text:tab/>1<text:tab/><text:tab/>4<text:tab/><text:tab/><text:tab/><text:tab/>6</text:p>
      <text:p text:style-name="P78"/>
      <text:p text:style-name="P78"/>
      <text:p text:style-name="P78">3<text:tab/><text:tab/><text:tab/><text:tab/><text:tab/><text:tab/>7</text:p>
      <text:p text:style-name="P78"/>
      <text:p text:style-name="P78"/>
      <text:p text:style-name="P78"/>
      <text:p text:style-name="P79">1, 2, 4, 8, 3, 7, 6, 5</text:p>
      <text:p text:style-name="P79"/>
      <text:p text:style-name="P79"/>
      <text:p text:style-name="P79"/>
      <text:p text:style-name="P79"/>
      <text:p text:style-name="P54"><text:soft-page-break/>II) Arbres couvrants:</text:p>
      <text:p text:style-name="P79"/>
      <text:p text:style-name="P79">Soit G = (V, E) un graphe. Un gra<text:span text:style-name="T46">ph</text:span>e H = (V', E') avec V'cV</text:p>
      <text:p text:style-name="P79">et E' c E est un sous-graphe de G. Si de plus V' = V, alors H est un sous-graphe couvrant.</text:p>
      <text:p text:style-name="P79"/>
      <text:p text:style-name="P54">Exemple:</text:p>
      <text:p text:style-name="P54"/>
      <text:p text:style-name="P79"/>
      <text:p text:style-name="P79"><draw:line text:anchor-type="paragraph" draw:z-index="106" draw:name="Forme23" draw:style-name="gr1" draw:text-style-name="P102" svg:x1="0.337cm" svg:y1="0.247cm" svg:x2="3.565cm" svg:y2="0.247cm"><text:p/></draw:line><draw:line text:anchor-type="paragraph" draw:z-index="111" draw:name="Forme28" draw:style-name="gr1" draw:text-style-name="P102" svg:x1="3.988cm" svg:y1="0.3cm" svg:x2="6.131cm" svg:y2="1.676cm"><text:p/></draw:line><draw:line text:anchor-type="paragraph" draw:z-index="112" draw:name="Forme29" draw:style-name="gr1" draw:text-style-name="P102" svg:x1="0.31cm" svg:y1="2.972cm" svg:x2="3.644cm" svg:y2="0.432cm"><text:p/></draw:line><draw:line text:anchor-type="paragraph" draw:z-index="113" draw:name="Forme30" draw:style-name="gr1" draw:text-style-name="P102" svg:x1="3.644cm" svg:y1="2.972cm" svg:x2="0.31cm" svg:y2="0.432cm"><text:p/></draw:line>5<text:tab/><text:tab/><text:tab/>1</text:p>
      <text:p text:style-name="P79"><draw:line text:anchor-type="paragraph" draw:z-index="107" draw:name="Forme24" draw:style-name="gr1" draw:text-style-name="P102" svg:x1="0.125cm" svg:y1="2.433cm" svg:x2="0.125cm" svg:y2="0.025cm"><text:p/></draw:line><draw:line text:anchor-type="paragraph" draw:z-index="108" draw:name="Forme25" draw:style-name="gr1" draw:text-style-name="P102" svg:x1="3.856cm" svg:y1="2.38cm" svg:x2="3.856cm" svg:y2="0.131cm"><text:p/></draw:line></text:p>
      <text:p text:style-name="P79"/>
      <text:p text:style-name="P54"><draw:line text:anchor-type="paragraph" draw:z-index="110" draw:name="Forme27" draw:style-name="gr1" draw:text-style-name="P102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79"/>
      <text:p text:style-name="P79"/>
      <text:p text:style-name="P79"><draw:line text:anchor-type="paragraph" draw:z-index="109" draw:name="Forme26" draw:style-name="gr1" draw:text-style-name="P102" svg:x1="0.31cm" svg:y1="0.236cm" svg:x2="3.644cm" svg:y2="0.236cm"><text:p/></draw:line>4<text:tab/><text:tab/><text:tab/>3</text:p>
      <text:p text:style-name="P79"/>
      <text:p text:style-name="P79"><draw:line text:anchor-type="paragraph" draw:z-index="114" draw:name="Forme23" draw:style-name="gr1" draw:text-style-name="P102" svg:x1="0.337cm" svg:y1="0.247cm" svg:x2="3.565cm" svg:y2="0.247cm"><text:p/></draw:line><draw:line text:anchor-type="paragraph" draw:z-index="117" draw:name="Forme29" draw:style-name="gr1" draw:text-style-name="P102" svg:x1="0.31cm" svg:y1="2.972cm" svg:x2="3.644cm" svg:y2="0.432cm"><text:p/></draw:line>5<text:tab/><text:tab/><text:tab/>1</text:p>
      <text:p text:style-name="P79"><draw:line text:anchor-type="paragraph" draw:z-index="115" draw:name="Forme24" draw:style-name="gr1" draw:text-style-name="P102" svg:x1="0.125cm" svg:y1="2.433cm" svg:x2="0.125cm" svg:y2="0.025cm"><text:p/></draw:line></text:p>
      <text:p text:style-name="P79"/>
      <text:p text:style-name="P54"><text:span text:style-name="T1"><text:tab/><text:tab/><text:tab/><text:tab/><text:tab/></text:span><text:span text:style-name="T5">(Sous graphe de G)</text:span></text:p>
      <text:p text:style-name="P79"/>
      <text:p text:style-name="P79"/>
      <text:p text:style-name="P79"><draw:line text:anchor-type="paragraph" draw:z-index="116" draw:name="Forme26" draw:style-name="gr1" draw:text-style-name="P102" svg:x1="0.31cm" svg:y1="0.236cm" svg:x2="3.644cm" svg:y2="0.236cm"><text:p/></draw:line>4<text:tab/><text:tab/><text:tab/>3</text:p>
      <text:p text:style-name="P79"/>
      <text:p text:style-name="P79"><draw:line text:anchor-type="paragraph" draw:z-index="121" draw:name="Forme28" draw:style-name="gr1" draw:text-style-name="P102" svg:x1="3.988cm" svg:y1="0.3cm" svg:x2="6.131cm" svg:y2="1.676cm"><text:p/></draw:line><draw:line text:anchor-type="paragraph" draw:z-index="122" draw:name="Forme30" draw:style-name="gr1" draw:text-style-name="P102" svg:x1="3.644cm" svg:y1="2.972cm" svg:x2="0.31cm" svg:y2="0.432cm"><text:p/></draw:line>5<text:tab/><text:tab/><text:tab/>1</text:p>
      <text:p text:style-name="P79"><draw:line text:anchor-type="paragraph" draw:z-index="118" draw:name="Forme24" draw:style-name="gr1" draw:text-style-name="P102" svg:x1="0.125cm" svg:y1="2.433cm" svg:x2="0.125cm" svg:y2="0.025cm"><text:p/></draw:line></text:p>
      <text:p text:style-name="P79"/>
      <text:p text:style-name="P54"><draw:line text:anchor-type="paragraph" draw:z-index="120" draw:name="Forme27" draw:style-name="gr1" draw:text-style-name="P102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79"/>
      <text:p text:style-name="P79"/>
      <text:p text:style-name="P79"><draw:line text:anchor-type="paragraph" draw:z-index="119" draw:name="Forme26" draw:style-name="gr1" draw:text-style-name="P102" svg:x1="0.31cm" svg:y1="0.236cm" svg:x2="3.644cm" svg:y2="0.236cm"><text:p/></draw:line>4<text:tab/><text:tab/><text:tab/>3</text:p>
      <text:p text:style-name="P79"/>
      <text:p text:style-name="P79"><draw:line text:anchor-type="paragraph" draw:z-index="126" draw:name="Forme28" draw:style-name="gr1" draw:text-style-name="P102" svg:x1="3.988cm" svg:y1="0.3cm" svg:x2="6.131cm" svg:y2="1.676cm"><text:p/></draw:line>5<text:tab/><text:tab/><text:tab/>1</text:p>
      <text:p text:style-name="P79"><draw:line text:anchor-type="paragraph" draw:z-index="123" draw:name="Forme24" draw:style-name="gr1" draw:text-style-name="P102" svg:x1="0.125cm" svg:y1="2.433cm" svg:x2="0.125cm" svg:y2="0.025cm"><text:p/></draw:line></text:p>
      <text:p text:style-name="P79"/>
      <text:p text:style-name="P80"><draw:line text:anchor-type="paragraph" draw:z-index="125" draw:name="Forme27" draw:style-name="gr1" draw:text-style-name="P102" svg:x1="4.068cm" svg:y1="1.617cm" svg:x2="6.132cm" svg:y2="0.215cm"><text:p/></draw:line><text:tab/><text:tab/><text:tab/><text:tab/><text:tab/>2 <text:span text:style-name="T45">('arbres couvrants)</text:span></text:p>
      <text:p text:style-name="P79"/>
      <text:p text:style-name="P79"/>
      <text:p text:style-name="P79"><draw:line text:anchor-type="paragraph" draw:z-index="124" draw:name="Forme26" draw:style-name="gr1" draw:text-style-name="P102" svg:x1="0.31cm" svg:y1="0.236cm" svg:x2="3.644cm" svg:y2="0.236cm"><text:p/></draw:line>4<text:tab/><text:tab/><text:tab/>3</text:p>
      <text:p text:style-name="P79"/>
      <text:p text:style-name="P79"><draw:line text:anchor-type="paragraph" draw:z-index="127" draw:name="Forme23" draw:style-name="gr1" draw:text-style-name="P102" svg:x1="0.337cm" svg:y1="0.247cm" svg:x2="3.565cm" svg:y2="0.247cm"><text:p/></draw:line><draw:line text:anchor-type="paragraph" draw:z-index="128" draw:name="Forme28" draw:style-name="gr1" draw:text-style-name="P102" svg:x1="3.988cm" svg:y1="0.3cm" svg:x2="6.131cm" svg:y2="1.676cm"><text:p/></draw:line><draw:line text:anchor-type="paragraph" draw:z-index="129" draw:name="Forme29" draw:style-name="gr1" draw:text-style-name="P102" svg:x1="0.31cm" svg:y1="2.972cm" svg:x2="3.644cm" svg:y2="0.432cm"><text:p/></draw:line><draw:line text:anchor-type="paragraph" draw:z-index="130" draw:name="Forme30" draw:style-name="gr1" draw:text-style-name="P102" svg:x1="3.644cm" svg:y1="2.972cm" svg:x2="0.31cm" svg:y2="0.432cm"><text:p/></draw:line>5<text:tab/><text:tab/><text:tab/>1</text:p>
      <text:p text:style-name="P79"/>
      <text:p text:style-name="P79"/>
      <text:p text:style-name="P54"><text:span text:style-name="T1"><text:tab/><text:tab/><text:tab/><text:tab/><text:tab/>2 <text:s/></text:span><text:span text:style-name="T5">(2eme ex d'arbres couvrants)</text:span></text:p>
      <text:p text:style-name="P79"/>
      <text:p text:style-name="P79"/>
      <text:p text:style-name="P79">4<text:tab/><text:tab/><text:tab/>3</text:p>
      <text:p text:style-name="P79"/>
      <text:p text:style-name="P79"/>
      <text:p text:style-name="P79"/>
      <text:p text:style-name="P79"/>
      <text:p text:style-name="P79"/>
      <text:p text:style-name="P55"><text:soft-page-break/>Proposition:</text:p>
      <text:p text:style-name="P63">Un graphe G est connexe ssi il admet un arbre <text:span text:style-name="T47">T </text:span>couvrant.</text:p>
      <text:p text:style-name="P63"/>
      <text:p text:style-name="P55">Preuve:</text:p>
      <text:p text:style-name="P63"/>
      <text:p text:style-name="P63">(&lt;=) Immédiat, un xy-chemin de T est un xy-chemin de G</text:p>
      <text:p text:style-name="P63">(=&gt;) Supposons G connexe, Si G n'a pas de cycles alors G est un arbre</text:p>
      <text:p text:style-name="P63"/>
      <text:p text:style-name="P63">Supposons G possède un cycle x0, x1, ... xk, x0</text:p>
      <text:p text:style-name="P63"/>
      <text:p text:style-name="P63">Si on supprime l'arrête x0, x1, le graphe reste connexe: toute marche empruntant x0x1 peut être re-router en passant par x0xkxk-1...x2x1</text:p>
      <text:p text:style-name="P54"/>
      <text:p text:style-name="P79"><text:tab/><text:tab/><text:tab/><text:span text:style-name="T48">x0</text:span></text:p>
      <text:p text:style-name="P79"><draw:ellipse text:anchor-type="paragraph" draw:z-index="133" draw:style-name="gr1" draw:text-style-name="P102" svg:width="4.022cm" svg:height="3.731cm" svg:x="1.977cm" svg:y="0.113cm" draw:kind="arc" draw:start-angle="137.16" draw:end-angle="94.75"><text:p/></draw:ellipse><text:tab/><text:tab/><text:span text:style-name="T49">xk</text:span></text:p>
      <text:p text:style-name="P79"><text:tab/><text:tab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2">On applique l'algo suivant:</text:p>
      <text:p text:style-name="P82"/>
      <text:p text:style-name="P56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82">L'algo termine: le nombre de cycles (en arêtes) décroit strictement à chaque itération</text:p>
      <text:p text:style-name="P82"/>
      <text:p text:style-name="P82">À la fin de l'algo, on obtient:</text:p>
      <text:p text:style-name="P82"/>
      <text:p text:style-name="P82">1) un sous-graphe couvrant (on a s<text:span text:style-name="T50">u</text:span>pprimé que des arêtes)</text:p>
      <text:p text:style-name="P82">2) Ce sous-graphe ne contient pas de cycles (condition de continuation)</text:p>
      <text:p text:style-name="P82"/>
      <text:p text:style-name="P82">On obtient donc un arbre couvrant</text:p>
      <text:p text:style-name="P82"/>
      <text:p text:style-name="P56">Remarque:</text:p>
      <text:p text:style-name="P82"/>
      <text:p text:style-name="P82">Cet algo calcule un arbre couvrant, On verra plus rapide. Un arbre couvrant est un certificat de connexité.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56"><text:soft-page-break/>II) Un algorithme de calcul d'un arbre couvrant:</text:p>
      <text:p text:style-name="P82"/>
      <text:p text:style-name="P83">(voir poly)</text:p>
      <text:p text:style-name="P64"/>
      <text:p text:style-name="P57">Exemple:</text:p>
      <text:p text:style-name="P57"/>
      <text:p text:style-name="P64"><text:tab/> <text:s text:c="4"/>1</text:p>
      <text:p text:style-name="P57"><draw:line text:anchor-type="paragraph" draw:z-index="142" draw:name="Forme33" draw:style-name="gr6" draw:text-style-name="P102" svg:x1="0.284cm" svg:y1="1.826cm" svg:x2="1.872cm" svg:y2="0.053cm"><text:p/></draw:line><draw:line text:anchor-type="paragraph" draw:z-index="143" draw:name="Forme34" draw:style-name="gr1" draw:text-style-name="P102" svg:x1="3.723cm" svg:y1="1.905cm" svg:x2="1.871cm" svg:y2="0.053cm"><text:p/></draw:line></text:p>
      <text:p text:style-name="P57"/>
      <text:p text:style-name="P57"/>
      <text:p text:style-name="P64"/>
      <text:p text:style-name="P54"><draw:line text:anchor-type="paragraph" draw:z-index="134" draw:name="Forme23" draw:style-name="gr1" draw:text-style-name="P102" svg:x1="0.337cm" svg:y1="0.247cm" svg:x2="3.565cm" svg:y2="0.247cm"><text:p/></draw:line><draw:line text:anchor-type="paragraph" draw:z-index="139" draw:name="Forme28" draw:style-name="gr1" draw:text-style-name="P102" svg:x1="3.988cm" svg:y1="0.3cm" svg:x2="6.131cm" svg:y2="1.676cm"><text:p/></draw:line><draw:line text:anchor-type="paragraph" draw:z-index="140" draw:name="Forme29" draw:style-name="gr1" draw:text-style-name="P102" svg:x1="0.31cm" svg:y1="2.972cm" svg:x2="3.644cm" svg:y2="0.432cm"><text:p/></draw:line><draw:line text:anchor-type="paragraph" draw:z-index="141" draw:name="Forme30" draw:style-name="gr1" draw:text-style-name="P102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79"><draw:line text:anchor-type="paragraph" draw:z-index="135" draw:name="Forme24" draw:style-name="gr5" draw:text-style-name="P105" svg:x1="0.125cm" svg:y1="2.433cm" svg:x2="0.125cm" svg:y2="0.025cm"><text:p/></draw:line><draw:line text:anchor-type="paragraph" draw:z-index="136" draw:name="Forme25" draw:style-name="gr6" draw:text-style-name="P102" svg:x1="3.856cm" svg:y1="2.38cm" svg:x2="3.856cm" svg:y2="0.131cm"><text:p/></draw:line></text:p>
      <text:p text:style-name="P79"/>
      <text:p text:style-name="P54"><draw:line text:anchor-type="paragraph" draw:z-index="138" draw:name="Forme27" draw:style-name="gr6" draw:text-style-name="P102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79"/>
      <text:p text:style-name="P79"/>
      <text:p text:style-name="P54"><draw:line text:anchor-type="paragraph" draw:z-index="137" draw:name="Forme26" draw:style-name="gr6" draw:text-style-name="P102" svg:x1="0.31cm" svg:y1="0.236cm" svg:x2="3.644cm" svg:y2="0.236cm"><text:p/></draw:line><text:span text:style-name="T1">4<text:tab/><text:tab/><text:tab/></text:span><text:span text:style-name="T7">5</text:span></text:p>
      <text:p text:style-name="P79"/>
      <text:p text:style-name="P65">E = {24, 35, 56, 36, 45, 32, 12, 13}</text:p>
      <text:p text:style-name="P65"/>
      <text:p text:style-name="P58"><text:span text:style-name="T1">A? </text:span><text:span text:style-name="T34">24, 35, 56, 45, 12</text:span></text:p>
      <text:p text:style-name="P95"/>
      <text:p text:style-name="P96">Analyse de l'Arbre couvrant:</text:p>
      <text:p text:style-name="P65"/>
      <text:p text:style-name="P86">(voir poly)</text:p>
      <text:p text:style-name="P51"/>
      <text:p text:style-name="P59">Problème du jour N°2:</text:p>
      <text:p text:style-name="P87"/>
      <text:p text:style-name="P60">Problème (Stainer tree):</text:p>
      <text:p text:style-name="P88"/>
      <text:p text:style-name="P60">Entrée:<text:span text:style-name="T1"> G = (V, E) connexe, S c= V, p e N</text:span></text:p>
      <text:p text:style-name="P60">Sortie:<text:span text:style-name="T1"> T = (V, A) un sous arbre de G couvrant s avec |A| &lt;= p</text:span></text:p>
      <text:p text:style-name="P88"/>
      <text:p text:style-name="P88">"Connecter les sommets de s à un cout minimum"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><draw:line text:anchor-type="paragraph" draw:z-index="144" draw:name="Forme77" draw:style-name="gr6" draw:text-style-name="P102" svg:x1="1.66cm" svg:y1="2.501cm" svg:x2="2.983cm" svg:y2="0.358cm"><text:p/></draw:line><draw:line text:anchor-type="paragraph" draw:z-index="145" draw:name="Forme78" draw:style-name="gr6" draw:text-style-name="P102" svg:x1="5.655cm" svg:y1="0.305cm" svg:x2="2.983cm" svg:y2="0.358cm"><text:p/></draw:line><draw:line text:anchor-type="paragraph" draw:z-index="146" draw:name="Forme79" draw:style-name="gr6" draw:text-style-name="P102" svg:x1="6.264cm" svg:y1="2.528cm" svg:x2="5.655cm" svg:y2="0.305cm"><text:p/></draw:line><draw:line text:anchor-type="paragraph" draw:z-index="155" draw:name="Forme88" draw:style-name="gr1" draw:text-style-name="P102" svg:x1="2.983cm" svg:y1="0.358cm" svg:x2="3.697cm" svg:y2="4.036cm"><text:p/></draw:line><draw:line text:anchor-type="paragraph" draw:z-index="156" draw:name="Forme89" draw:style-name="gr1" draw:text-style-name="P102" svg:x1="6.184cm" svg:y1="5.147cm" svg:x2="2.983cm" svg:y2="0.305cm"><text:p/></draw:line><draw:custom-shape text:anchor-type="paragraph" draw:z-index="171" draw:name="Forme91" draw:style-name="gr8" draw:text-style-name="P106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8"/>
      <text:p text:style-name="P88"/>
      <text:p text:style-name="P88"/>
      <text:p text:style-name="P88"><draw:custom-shape text:anchor-type="paragraph" draw:z-index="170" draw:name="Forme90" draw:style-name="gr7" draw:text-style-name="P106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8"><draw:line text:anchor-type="paragraph" draw:z-index="147" draw:name="Forme80" draw:style-name="gr1" draw:text-style-name="P102" svg:x1="1.66cm" svg:y1="0.067cm" svg:x2="1.739cm" svg:y2="2.766cm"><text:p/></draw:line><draw:line text:anchor-type="paragraph" draw:z-index="149" draw:name="Forme82" draw:style-name="gr6" draw:text-style-name="P102" svg:x1="6.263cm" svg:y1="0.093cm" svg:x2="6.184cm" svg:y2="2.712cm"><text:p/></draw:line><draw:line text:anchor-type="paragraph" draw:z-index="150" draw:name="Forme83" draw:style-name="gr1" draw:text-style-name="P102" svg:x1="1.66cm" svg:y1="0.067cm" svg:x2="6.184cm" svg:y2="0.093cm"><text:p/></draw:line><draw:line text:anchor-type="paragraph" draw:z-index="152" draw:name="Forme85" draw:style-name="gr1" draw:text-style-name="P102" svg:x1="1.66cm" svg:y1="0.093cm" svg:x2="3.697cm" svg:y2="1.601cm"><text:p/></draw:line><draw:line text:anchor-type="paragraph" draw:z-index="153" draw:name="Forme86" draw:style-name="gr1" draw:text-style-name="P102" svg:x1="6.263cm" svg:y1="0.093cm" svg:x2="3.697cm" svg:y2="1.601cm"><text:p/></draw:line></text:p>
      <text:p text:style-name="P88"/>
      <text:p text:style-name="P88"/>
      <text:p text:style-name="P88"><draw:line text:anchor-type="paragraph" draw:z-index="151" draw:name="Forme84" draw:style-name="gr1" draw:text-style-name="P102" svg:x1="1.739cm" svg:y1="1.252cm" svg:x2="3.697cm" svg:y2="0.141cm"><text:p/></draw:line><draw:line text:anchor-type="paragraph" draw:z-index="154" draw:name="Forme87" draw:style-name="gr1" draw:text-style-name="P102" svg:x1="6.184cm" svg:y1="1.252cm" svg:x2="3.697cm" svg:y2="0.141cm"><text:p/></draw:line></text:p>
      <text:p text:style-name="P88"/>
      <text:p text:style-name="P88"><draw:line text:anchor-type="paragraph" draw:z-index="148" draw:name="Forme81" draw:style-name="gr1" draw:text-style-name="P102" svg:x1="6.184cm" svg:y1="0.279cm" svg:x2="1.739cm" svg:y2="0.332cm"><text:p/></draw:line><draw:custom-shape text:anchor-type="paragraph" draw:z-index="172" draw:name="Forme92" draw:style-name="gr7" draw:text-style-name="P106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8"/>
      <text:p text:style-name="P60"/>
      <text:p text:style-name="P66">Coût: 4</text:p>
      <text:p text:style-name="P88"/>
      <text:p text:style-name="P89"><draw:line text:anchor-type="paragraph" draw:z-index="157" draw:name="Forme77" draw:style-name="gr6" draw:text-style-name="P102" svg:x1="1.66cm" svg:y1="2.501cm" svg:x2="2.983cm" svg:y2="0.358cm"><text:p/></draw:line><draw:line text:anchor-type="paragraph" draw:z-index="158" draw:name="Forme78" draw:style-name="gr6" draw:text-style-name="P102" svg:x1="5.655cm" svg:y1="0.305cm" svg:x2="2.983cm" svg:y2="0.358cm"><text:p/></draw:line><draw:line text:anchor-type="paragraph" draw:z-index="159" draw:name="Forme79" draw:style-name="gr1" draw:text-style-name="P102" svg:x1="6.264cm" svg:y1="2.528cm" svg:x2="5.655cm" svg:y2="0.305cm"><text:p/></draw:line><draw:line text:anchor-type="paragraph" draw:z-index="168" draw:name="Forme88" draw:style-name="gr1" draw:text-style-name="P102" svg:x1="2.983cm" svg:y1="0.358cm" svg:x2="3.697cm" svg:y2="4.036cm"><text:p/></draw:line><draw:line text:anchor-type="paragraph" draw:z-index="169" draw:name="Forme89" draw:style-name="gr6" draw:text-style-name="P102" svg:x1="6.184cm" svg:y1="5.147cm" svg:x2="2.983cm" svg:y2="0.305cm"><text:p/></draw:line><draw:custom-shape text:anchor-type="paragraph" draw:z-index="174" draw:name="Forme94" draw:style-name="gr8" draw:text-style-name="P106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9"/>
      <text:p text:style-name="P89"/>
      <text:p text:style-name="P89"/>
      <text:p text:style-name="P89"><draw:custom-shape text:anchor-type="paragraph" draw:z-index="173" draw:name="Forme93" draw:style-name="gr7" draw:text-style-name="P106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9"><draw:line text:anchor-type="paragraph" draw:z-index="160" draw:name="Forme80" draw:style-name="gr1" draw:text-style-name="P102" svg:x1="1.66cm" svg:y1="0.067cm" svg:x2="1.739cm" svg:y2="2.766cm"><text:p/></draw:line><draw:line text:anchor-type="paragraph" draw:z-index="162" draw:name="Forme82" draw:style-name="gr1" draw:text-style-name="P102" svg:x1="6.263cm" svg:y1="0.093cm" svg:x2="6.184cm" svg:y2="2.712cm"><text:p/></draw:line><draw:line text:anchor-type="paragraph" draw:z-index="163" draw:name="Forme83" draw:style-name="gr1" draw:text-style-name="P102" svg:x1="1.66cm" svg:y1="0.067cm" svg:x2="6.184cm" svg:y2="0.093cm"><text:p/></draw:line><draw:line text:anchor-type="paragraph" draw:z-index="165" draw:name="Forme85" draw:style-name="gr1" draw:text-style-name="P102" svg:x1="1.66cm" svg:y1="0.093cm" svg:x2="3.697cm" svg:y2="1.601cm"><text:p/></draw:line><draw:line text:anchor-type="paragraph" draw:z-index="166" draw:name="Forme86" draw:style-name="gr1" draw:text-style-name="P102" svg:x1="6.263cm" svg:y1="0.093cm" svg:x2="3.697cm" svg:y2="1.601cm"><text:p/></draw:line></text:p>
      <text:p text:style-name="P89"/>
      <text:p text:style-name="P89"/>
      <text:p text:style-name="P89"><draw:line text:anchor-type="paragraph" draw:z-index="164" draw:name="Forme84" draw:style-name="gr1" draw:text-style-name="P102" svg:x1="1.739cm" svg:y1="1.252cm" svg:x2="3.697cm" svg:y2="0.141cm"><text:p/></draw:line><draw:line text:anchor-type="paragraph" draw:z-index="167" draw:name="Forme87" draw:style-name="gr1" draw:text-style-name="P102" svg:x1="6.184cm" svg:y1="1.252cm" svg:x2="3.697cm" svg:y2="0.141cm"><text:p/></draw:line></text:p>
      <text:p text:style-name="P89"/>
      <text:p text:style-name="P89"><draw:line text:anchor-type="paragraph" draw:z-index="161" draw:name="Forme81" draw:style-name="gr1" draw:text-style-name="P102" svg:x1="6.184cm" svg:y1="0.279cm" svg:x2="1.739cm" svg:y2="0.332cm"><text:p/></draw:line><draw:custom-shape text:anchor-type="paragraph" draw:z-index="175" draw:name="Forme95" draw:style-name="gr9" draw:text-style-name="P106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9"/>
      <text:p text:style-name="P89"/>
      <text:p text:style-name="P66">Coût: 3</text:p>
      <text:p text:style-name="P89"/>
      <text:p text:style-name="P89"/>
      <text:p text:style-name="P91">Le problème est dit Np-difficile, "il s'agit de l'équivalent de NP-complet des probl<text:span text:style-name="T40">e</text:span>mes de décision vaux problèmes d'optimisation (i.e. trouver la meilleur solution). Actuellement, on ne connait pas d'algorithme pol<text:span text:style-name="T41">y</text:span>nomial, ("que" des exponentiel).</text:p>
      <text:p text:style-name="P91"/>
      <text:p text:style-name="P61">Remarques:</text:p>
      <text:p text:style-name="P91"/>
      <text:p text:style-name="P92">- Si S = V, on s<text:span text:style-name="T42">ai</text:span>t faire c'est arbre couvrant.</text:p>
      <text:p text:style-name="P91">- Si S = {x, y}, cela revient <text:span text:style-name="T43">à </text:span>chercher un plus court chemin entre x et y (chapitre 4)</text:p>
      <text:p text:style-name="P91"/>
      <text:p text:style-name="P61">V Quelques propriétés;</text:p>
      <text:p text:style-name="P91"/>
      <text:p text:style-name="P61">Proposition:<text:span text:style-name="T1"> un arbre sur n sommets contient n-1 arêtes</text:span></text:p>
      <text:p text:style-name="P61">Preuve:<text:span text:style-name="T1"> Induction:</text:span></text:p>
      <text:p text:style-name="P91">- Vrai si n = 1.</text:p>
      <text:p text:style-name="P61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91"/>
      <text:p text:style-name="P91">T possède une feuille f. T\f est un arbre sur n sommets. Par induction, T\f possède n-1 arêt<text:span text:style-name="T51">es</text:span> ainsi T possède (n-1) + 1 <text:s/>= n arêtes</text:p>
      <text:p text:style-name="P91"/>
      <text:p text:style-name="P91"><text:soft-page-break/></text:p>
      <text:p text:style-name="P91">Une forêt est une union disjointe d'arbres.</text:p>
      <text:p text:style-name="P91"/>
      <text:p text:style-name="P61">Proposition:<text:span text:style-name="T1"> Un graphe est une forêt ssi, il ne possède pas de cycles.</text:span></text:p>
      <text:p text:style-name="P61">Preuve:<text:span text:style-name="T1"> </text:span></text:p>
      <text:p text:style-name="P91">(=&gt;) Immédiat.</text:p>
      <text:p text:style-name="P91">(&lt;=) Si G est sans cycle, chacune de ses composantes connexes est sans cycles et connexe, donc un arbre</text:p>
      <text:p text:style-name="P91"/>
      <text:p text:style-name="P62">Proposition:<text:span text:style-name="T1"> Une forêt à n sommets ayant c composante connexes possède n – c arêtes.</text:span></text:p>
      <text:p text:style-name="P67"/>
      <text:p text:style-name="P62">Preuve:</text:p>
      <text:p text:style-name="P67">On note n1, n2, ..., nc la taille de chacune des composantes conne<text:span text:style-name="T52">x</text:span>es.</text:p>
      <text:p text:style-name="P67">On observe: n1 + n2 + ... + nc = n</text:p>
      <text:p text:style-name="P67"/>
      <text:p text:style-name="P68">m = (n1 – 1) + (n2 – 1) + ... + (nc -1) = n - c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1M3S</meta:editing-duration>
    <meta:editing-cycles>103</meta:editing-cycles>
    <meta:generator>LibreOffice/5.1.6.2$Windows_x86 LibreOffice_project/07ac168c60a517dba0f0d7bc7540f5afa45f0909</meta:generator>
    <dc:date>2017-10-01T13:50:30.991000000</dc:date>
    <meta:document-statistic meta:table-count="2" meta:image-count="0" meta:object-count="0" meta:page-count="14" meta:paragraph-count="329" meta:word-count="2107" meta:character-count="10901" meta:non-whitespace-character-count="8120"/>
    <meta:user-defined meta:name="Info 1"/>
    <meta:user-defined meta:name="Info 2"/>
    <meta:user-defined meta:name="Info 3"/>
    <meta:user-defined meta:name="Info 4"/>
  </office:meta>
</office:document-meta>
</file>